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5e4d"/>
    </style:style>
    <style:style style:name="P2" style:family="paragraph" style:parent-style-name="Preformatted_20_Text">
      <style:text-properties officeooo:paragraph-rsid="000c5dd8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0454e"/>
    </style:style>
    <style:style style:name="T1" style:family="text">
      <style:text-properties officeooo:rsid="000967a5"/>
    </style:style>
    <style:style style:name="T2" style:family="text">
      <style:text-properties officeooo:rsid="0009cb29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9cb29"/>
    </style:style>
    <style:style style:name="T5" style:family="text">
      <style:text-properties style:text-line-through-style="none" style:text-line-through-type="none" officeooo:rsid="000a5e4d"/>
    </style:style>
    <style:style style:name="T6" style:family="text">
      <style:text-properties officeooo:rsid="000a5e4d"/>
    </style:style>
    <style:style style:name="T7" style:family="text">
      <style:text-properties fo:font-weight="bold"/>
    </style:style>
    <style:style style:name="T8" style:family="text">
      <style:text-properties fo:font-weight="bold" officeooo:rsid="000a5e4d"/>
    </style:style>
    <style:style style:name="T9" style:family="text">
      <style:text-properties officeooo:rsid="000c5dd8"/>
    </style:style>
    <style:style style:name="T10" style:family="text">
      <style:text-properties officeooo:rsid="000e21ab"/>
    </style:style>
    <style:style style:name="T11" style:family="text">
      <style:text-properties officeooo:rsid="00104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S2 → <text:span text:style-name="T1">PlayStation 2</text:span></text:p>
      <text:p text:style-name="Preformatted_20_Text">DS <text:s/>→ <text:span text:style-name="T1">Nintendo DS</text:span></text:p>
      <text:p text:style-name="Preformatted_20_Text">PS3 → <text:span text:style-name="T1">PlayStation</text:span></text:p>
      <text:p text:style-name="Preformatted_20_Text">Wii → <text:span text:style-name="T1">Nintendo Wii</text:span></text:p>
      <text:p text:style-name="Preformatted_20_Text">X360 → <text:span text:style-name="T1">Xbox 360</text:span></text:p>
      <text:p text:style-name="Preformatted_20_Text">PS <text:s/>→ <text:s/><text:span text:style-name="T1">PlayStation (1)</text:span></text:p>
      <text:p text:style-name="Preformatted_20_Text">PSP → <text:span text:style-name="T1">PlayStation portable</text:span></text:p>
      <text:p text:style-name="Preformatted_20_Text">PC <text:s/>→ <text:span text:style-name="T1">Personal Computer</text:span></text:p>
      <text:p text:style-name="Preformatted_20_Text">PS4 → <text:span text:style-name="T1">PlayStation 4</text:span></text:p>
      <text:p text:style-name="Preformatted_20_Text">XB <text:s/>→ <text:span text:style-name="T1">Xbox</text:span></text:p>
      <text:p text:style-name="Preformatted_20_Text">GBA → <text:span text:style-name="T1">Gameboy Advance</text:span></text:p>
      <text:p text:style-name="Preformatted_20_Text">3DS → <text:span text:style-name="T1">Nintendo 3ds</text:span></text:p>
      <text:p text:style-name="Preformatted_20_Text">GC <text:s/>→ <text:span text:style-name="T1">Nintendo GameCube</text:span></text:p>
      <text:p text:style-name="Preformatted_20_Text">Xone → <text:span text:style-name="T1">Xbox One</text:span></text:p>
      <text:p text:style-name="Preformatted_20_Text">PSV <text:s/>→ <text:span text:style-name="T1">PlayStation Vita</text:span></text:p>
      <text:p text:style-name="Preformatted_20_Text">N64 <text:s/>→ <text:span text:style-name="T1">Nintendo 64</text:span></text:p>
      <text:p text:style-name="Preformatted_20_Text">SNES → <text:span text:style-name="T1">Nintendo SNES</text:span></text:p>
      <text:p text:style-name="Preformatted_20_Text">NS <text:s text:c="2"/>→ <text:span text:style-name="T1">Nintendo Switch</text:span></text:p>
      <text:p text:style-name="Preformatted_20_Text">SAT <text:s/>→ <text:span text:style-name="T1">Sega Saturn?</text:span></text:p>
      <text:p text:style-name="Preformatted_20_Text">WiiU → <text:span text:style-name="T1">Nintendo WiiU</text:span></text:p>
      <text:p text:style-name="Preformatted_20_Text">2600 → <text:span text:style-name="T1">Atari 2600</text:span></text:p>
      <text:p text:style-name="Preformatted_20_Text">NES <text:s/>→ <text:span text:style-name="T1">Nintendo Entertainment System</text:span></text:p>
      <text:p text:style-name="Preformatted_20_Text">GB <text:s text:c="2"/>→ <text:span text:style-name="T1">GameBoy</text:span></text:p>
      <text:p text:style-name="Preformatted_20_Text">DC <text:s text:c="2"/>→ <text:span text:style-name="T9">Sega DreamCast</text:span> <text:s text:c="16"/></text:p>
      <text:p text:style-name="Preformatted_20_Text">GEN <text:s/>→ <text:span text:style-name="T1">Sega Genesis</text:span> <text:s text:c="4"/></text:p>
      <text:p text:style-name="Preformatted_20_Text">NG <text:s text:c="2"/>→ <text:span text:style-name="T9">Neo-Geo consolses</text:span> <text:s text:c="4"/></text:p>
      <text:p text:style-name="Preformatted_20_Text">PSN <text:s/>→ <text:span text:style-name="T1">PlayStation Network</text:span></text:p>
      <text:p text:style-name="Preformatted_20_Text">GBC <text:s/>→ <text:span text:style-name="T1">Game boy Color</text:span></text:p>
      <text:p text:style-name="Preformatted_20_Text">SCD <text:s/>→ <text:span text:style-name="T9">Sega CD</text:span> <text:s text:c="5"/></text:p>
      <text:p text:style-name="P2">WS <text:s text:c="2"/>→ <text:bookmark text:name="firstHeading"/><text:span text:style-name="T9">Bandai </text:span>WonderSwan <text:s text:c="5"/></text:p>
      <text:p text:style-name="Preformatted_20_Text">XBL <text:s/>→ <text:span text:style-name="T1">Xbox Live</text:span></text:p>
      <text:p text:style-name="P2">3DO <text:s/>-&gt; <text:span text:style-name="T7">3DO Interactive Multiplayer</text:span> <text:s text:c="5"/></text:p>
      <text:p text:style-name="Preformatted_20_Text">VC <text:s text:c="2"/>→ <text:span text:style-name="T2">Nintendo Wii Virtual Console</text:span> <text:s text:c="5"/></text:p>
      <text:p text:style-name="P2">PCE <text:s/>→<text:span text:style-name="T3"> </text:span><text:span text:style-name="T5">HudsonSoft/NEC</text:span><text:span text:style-name="T3"> </text:span><text:span text:style-name="T4">Personal Computer Engine </text:span><text:span text:style-name="T6">(</text:span><text:span text:style-name="T7">TurboGrafx-16 </text:span><text:span text:style-name="T8">in NA</text:span><text:span text:style-name="T6">)</text:span> <text:s text:c="2"/></text:p>
      <text:p text:style-name="Preformatted_20_Text">WW <text:s text:c="2"/>→ <text:span text:style-name="T9">Nintendo WiiWare</text:span> <text:s text:c="5"/></text:p>
      <text:p text:style-name="Preformatted_20_Text">GG <text:s text:c="2"/>→ <text:span text:style-name="T10">Sega GameGear</text:span> <text:s text:c="3"/></text:p>
      <text:p text:style-name="Preformatted_20_Text">OSX <text:s text:c="2"/>→ <text:span text:style-name="T2">Apple Mac OSX</text:span> <text:s text:c="4"/></text:p>
      <text:p text:style-name="P1">PCFX <text:s/>→ <text:span text:style-name="T5">HudsonSoft/NEC</text:span><text:span text:style-name="T3"> </text:span><text:span text:style-name="T4">Personal Computer </text:span><text:span text:style-name="T5">FX</text:span><text:span text:style-name="T4"> </text:span></text:p>
      <text:p text:style-name="P3">Mob <text:s text:c="2"/>→ <text:span text:style-name="T11">M</text:span><text:span text:style-name="T10">obile </text:span><text:span text:style-name="T11">P</text:span><text:span text:style-name="T10">ort</text:span> <text:s text:c="2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1T16:46:21.548000000</meta:creation-date>
    <dc:date>2024-06-28T10:30:23.726000000</dc:date>
    <meta:editing-duration>PT4M39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39" meta:word-count="166" meta:character-count="954" meta:non-whitespace-character-count="716"/>
  </office:meta>
</office:document-meta>
</file>